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no-description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BEHAVIOR FILE</text:p>
          </table:table-cell>
          <table:table-cell office:value-type="string">
            <text:p>MODEL</text:p>
          </table:table-cell>
          <table:table-cell office:value-type="string">
            <text:p>Problem Name</text:p>
          </table:table-cell>
          <table:table-cell office:value-type="string">
            <text:p>Short Name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 Score</text:p>
          </table:table-cell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65" office:value-type="float"/>
          <table:table-cell office:value="0.65" office:value-type="float"/>
          <table:table-cell office:value="0.64" office:value-type="float"/>
          <table:table-cell office:value="0.64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72" office:value-type="float"/>
          <table:table-cell office:value="0.72" office:value-type="float"/>
          <table:table-cell office:value="0.73" office:value-type="float"/>
          <table:table-cell office:value="0.73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48" office:value-type="float"/>
          <table:table-cell office:value="0.48" office:value-type="float"/>
          <table:table-cell office:value="0.48" office:value-type="float"/>
          <table:table-cell office:value="0.48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68" office:value-type="float"/>
          <table:table-cell office:value="0.68" office:value-type="float"/>
          <table:table-cell office:value="0.67" office:value-type="float"/>
          <table:table-cell office:value="0.66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9" office:value-type="float"/>
          <table:table-cell office:value="0.9" office:value-type="float"/>
          <table:table-cell office:value="0.9" office:value-type="float"/>
          <table:table-cell office:value="0.9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87" office:value-type="float"/>
          <table:table-cell office:value="0.87" office:value-type="float"/>
          <table:table-cell office:value="0.96" office:value-type="float"/>
          <table:table-cell office:value="0.9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84" office:value-type="float"/>
          <table:table-cell office:value="0.84" office:value-type="float"/>
          <table:table-cell office:value="0.89" office:value-type="float"/>
          <table:table-cell office:value="0.86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92" office:value-type="float"/>
          <table:table-cell office:value="0.92" office:value-type="float"/>
          <table:table-cell office:value="0.91" office:value-type="float"/>
          <table:table-cell office:value="0.9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83" office:value-type="float"/>
          <table:table-cell office:value="0.83" office:value-type="float"/>
          <table:table-cell office:value="0.88" office:value-type="float"/>
          <table:table-cell office:value="0.84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91" office:value-type="float"/>
          <table:table-cell office:value="0.91" office:value-type="float"/>
          <table:table-cell office:value="0.92" office:value-type="float"/>
          <table:table-cell office:value="0.91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0.95" office:value-type="float"/>
          <table:table-cell office:value="0.95" office:value-type="float"/>
          <table:table-cell office:value="0.83" office:value-type="float"/>
          <table:table-cell office:value="0.87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0.93" office:value-type="float"/>
          <table:table-cell office:value="0.93" office:value-type="float"/>
          <table:table-cell office:value="0.83" office:value-type="float"/>
          <table:table-cell office:value="0.87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0.95" office:value-type="float"/>
          <table:table-cell office:value="0.95" office:value-type="float"/>
          <table:table-cell office:value="0.85" office:value-type="float"/>
          <table:table-cell office:value="0.89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0.95" office:value-type="float"/>
          <table:table-cell office:value="0.95" office:value-type="float"/>
          <table:table-cell office:value="0.88" office:value-type="float"/>
          <table:table-cell office:value="0.91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0.96" office:value-type="float"/>
          <table:table-cell office:value="0.96" office:value-type="float"/>
          <table:table-cell office:value="0.91" office:value-type="float"/>
          <table:table-cell office:value="0.93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0.96" office:value-type="float"/>
          <table:table-cell office:value="0.96" office:value-type="float"/>
          <table:table-cell office:value="0.91" office:value-type="float"/>
          <table:table-cell office:value="0.93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0.95" office:value-type="float"/>
          <table:table-cell office:value="0.95" office:value-type="float"/>
          <table:table-cell office:value="0.86" office:value-type="float"/>
          <table:table-cell office:value="0.89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0.96" office:value-type="float"/>
          <table:table-cell office:value="0.96" office:value-type="float"/>
          <table:table-cell office:value="0.9" office:value-type="float"/>
          <table:table-cell office:value="0.93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0.96" office:value-type="float"/>
          <table:table-cell office:value="0.96" office:value-type="float"/>
          <table:table-cell office:value="0.87" office:value-type="float"/>
          <table:table-cell office:value="0.9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0.97" office:value-type="float"/>
          <table:table-cell office:value="0.97" office:value-type="float"/>
          <table:table-cell office:value="0.88" office:value-type="float"/>
          <table:table-cell office:value="0.91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67" office:value-type="float"/>
          <table:table-cell office:value="0.67" office:value-type="float"/>
          <table:table-cell office:value="0.94" office:value-type="float"/>
          <table:table-cell office:value="0.74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71" office:value-type="float"/>
          <table:table-cell office:value="0.71" office:value-type="float"/>
          <table:table-cell office:value="0.93" office:value-type="float"/>
          <table:table-cell office:value="0.77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64" office:value-type="float"/>
          <table:table-cell office:value="0.64" office:value-type="float"/>
          <table:table-cell office:value="0.94" office:value-type="float"/>
          <table:table-cell office:value="0.72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73" office:value-type="float"/>
          <table:table-cell office:value="0.73" office:value-type="float"/>
          <table:table-cell office:value="0.94" office:value-type="float"/>
          <table:table-cell office:value="0.79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67" office:value-type="float"/>
          <table:table-cell office:value="0.67" office:value-type="float"/>
          <table:table-cell office:value="0.91" office:value-type="float"/>
          <table:table-cell office:value="0.73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73" office:value-type="float"/>
          <table:table-cell office:value="0.73" office:value-type="float"/>
          <table:table-cell office:value="0.94" office:value-type="float"/>
          <table:table-cell office:value="0.8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62" office:value-type="float"/>
          <table:table-cell office:value="0.62" office:value-type="float"/>
          <table:table-cell office:value="0.93" office:value-type="float"/>
          <table:table-cell office:value="0.7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73" office:value-type="float"/>
          <table:table-cell office:value="0.73" office:value-type="float"/>
          <table:table-cell office:value="0.96" office:value-type="float"/>
          <table:table-cell office:value="0.8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69" office:value-type="float"/>
          <table:table-cell office:value="0.69" office:value-type="float"/>
          <table:table-cell office:value="0.92" office:value-type="float"/>
          <table:table-cell office:value="0.75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72" office:value-type="float"/>
          <table:table-cell office:value="0.72" office:value-type="float"/>
          <table:table-cell office:value="0.97" office:value-type="float"/>
          <table:table-cell office:value="0.79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4" office:value-type="float"/>
          <table:table-cell office:value="0.4" office:value-type="float"/>
          <table:table-cell office:value="0.84" office:value-type="float"/>
          <table:table-cell office:value="0.52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42" office:value-type="float"/>
          <table:table-cell office:value="0.42" office:value-type="float"/>
          <table:table-cell office:value="0.82" office:value-type="float"/>
          <table:table-cell office:value="0.54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36" office:value-type="float"/>
          <table:table-cell office:value="0.36" office:value-type="float"/>
          <table:table-cell office:value="0.9" office:value-type="float"/>
          <table:table-cell office:value="0.48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45" office:value-type="float"/>
          <table:table-cell office:value="0.45" office:value-type="float"/>
          <table:table-cell office:value="0.88" office:value-type="float"/>
          <table:table-cell office:value="0.58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32" office:value-type="float"/>
          <table:table-cell office:value="0.32" office:value-type="float"/>
          <table:table-cell office:value="0.9" office:value-type="float"/>
          <table:table-cell office:value="0.44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38" office:value-type="float"/>
          <table:table-cell office:value="0.38" office:value-type="float"/>
          <table:table-cell office:value="0.9" office:value-type="float"/>
          <table:table-cell office:value="0.51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3" office:value-type="float"/>
          <table:table-cell office:value="0.3" office:value-type="float"/>
          <table:table-cell office:value="0.91" office:value-type="float"/>
          <table:table-cell office:value="0.42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4" office:value-type="float"/>
          <table:table-cell office:value="0.4" office:value-type="float"/>
          <table:table-cell office:value="0.9" office:value-type="float"/>
          <table:table-cell office:value="0.54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35" office:value-type="float"/>
          <table:table-cell office:value="0.35" office:value-type="float"/>
          <table:table-cell office:value="0.9" office:value-type="float"/>
          <table:table-cell office:value="0.49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38" office:value-type="float"/>
          <table:table-cell office:value="0.38" office:value-type="float"/>
          <table:table-cell office:value="0.89" office:value-type="float"/>
          <table:table-cell office:value="0.51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0.88" office:value-type="float"/>
          <table:table-cell office:value="0.88" office:value-type="float"/>
          <table:table-cell office:value="0.97" office:value-type="float"/>
          <table:table-cell office:value="0.9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0.88" office:value-type="float"/>
          <table:table-cell office:value="0.88" office:value-type="float"/>
          <table:table-cell office:value="0.99" office:value-type="float"/>
          <table:table-cell office:value="0.91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0.88" office:value-type="float"/>
          <table:table-cell office:value="0.88" office:value-type="float"/>
          <table:table-cell office:value="0.99" office:value-type="float"/>
          <table:table-cell office:value="0.91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0.88" office:value-type="float"/>
          <table:table-cell office:value="0.88" office:value-type="float"/>
          <table:table-cell office:value="0.99" office:value-type="float"/>
          <table:table-cell office:value="0.91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0.73" office:value-type="float"/>
          <table:table-cell office:value="0.73" office:value-type="float"/>
          <table:table-cell office:value="0.99" office:value-type="float"/>
          <table:table-cell office:value="0.76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0.77" office:value-type="float"/>
          <table:table-cell office:value="0.77" office:value-type="float"/>
          <table:table-cell office:value="0.99" office:value-type="float"/>
          <table:table-cell office:value="0.78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0.77" office:value-type="float"/>
          <table:table-cell office:value="0.77" office:value-type="float"/>
          <table:table-cell office:value="0.98" office:value-type="float"/>
          <table:table-cell office:value="0.78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0.77" office:value-type="float"/>
          <table:table-cell office:value="0.77" office:value-type="float"/>
          <table:table-cell office:value="0.99" office:value-type="float"/>
          <table:table-cell office:value="0.79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0.78" office:value-type="float"/>
          <table:table-cell office:value="0.78" office:value-type="float"/>
          <table:table-cell office:value="0.97" office:value-type="float"/>
          <table:table-cell office:value="0.78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0.8" office:value-type="float"/>
          <table:table-cell office:value="0.8" office:value-type="float"/>
          <table:table-cell office:value="0.99" office:value-type="float"/>
          <table:table-cell office:value="0.82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0.9" office:value-type="float"/>
          <table:table-cell office:value="0.9" office:value-type="float"/>
          <table:table-cell office:value="0.7" office:value-type="float"/>
          <table:table-cell office:value="0.77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0.95" office:value-type="float"/>
          <table:table-cell office:value="0.95" office:value-type="float"/>
          <table:table-cell office:value="0.84" office:value-type="float"/>
          <table:table-cell office:value="0.88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0.89" office:value-type="float"/>
          <table:table-cell office:value="0.89" office:value-type="float"/>
          <table:table-cell office:value="0.75" office:value-type="float"/>
          <table:table-cell office:value="0.8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0.96" office:value-type="float"/>
          <table:table-cell office:value="0.96" office:value-type="float"/>
          <table:table-cell office:value="0.85" office:value-type="float"/>
          <table:table-cell office:value="0.89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0.92" office:value-type="float"/>
          <table:table-cell office:value="0.92" office:value-type="float"/>
          <table:table-cell office:value="0.82" office:value-type="float"/>
          <table:table-cell office:value="0.85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0.92" office:value-type="float"/>
          <table:table-cell office:value="0.92" office:value-type="float"/>
          <table:table-cell office:value="0.84" office:value-type="float"/>
          <table:table-cell office:value="0.87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0.91" office:value-type="float"/>
          <table:table-cell office:value="0.91" office:value-type="float"/>
          <table:table-cell office:value="0.73" office:value-type="float"/>
          <table:table-cell office:value="0.79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0.91" office:value-type="float"/>
          <table:table-cell office:value="0.91" office:value-type="float"/>
          <table:table-cell office:value="0.81" office:value-type="float"/>
          <table:table-cell office:value="0.84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0.87" office:value-type="float"/>
          <table:table-cell office:value="0.87" office:value-type="float"/>
          <table:table-cell office:value="0.68" office:value-type="float"/>
          <table:table-cell office:value="0.75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0.86" office:value-type="float"/>
          <table:table-cell office:value="0.86" office:value-type="float"/>
          <table:table-cell office:value="0.76" office:value-type="float"/>
          <table:table-cell office:value="0.79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0.98" office:value-type="float"/>
          <table:table-cell office:value="0.98" office:value-type="float"/>
          <table:table-cell office:value="0.96" office:value-type="float"/>
          <table:table-cell office:value="0.97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0.99" office:value-type="float"/>
          <table:table-cell office:value="0.99" office:value-type="float"/>
          <table:table-cell office:value="0.94" office:value-type="float"/>
          <table:table-cell office:value="0.94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0.99" office:value-type="float"/>
          <table:table-cell office:value="0.99" office:value-type="float"/>
          <table:table-cell office:value="0.97" office:value-type="float"/>
          <table:table-cell office:value="0.98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0.97" office:value-type="float"/>
          <table:table-cell office:value="0.97" office:value-type="float"/>
          <table:table-cell office:value="0.96" office:value-type="float"/>
          <table:table-cell office:value="0.96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0.97" office:value-type="float"/>
          <table:table-cell office:value="0.97" office:value-type="float"/>
          <table:table-cell office:value="0.91" office:value-type="float"/>
          <table:table-cell office:value="0.92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0.85" office:value-type="float"/>
          <table:table-cell office:value="0.87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0.99" office:value-type="float"/>
          <table:table-cell office:value="0.99" office:value-type="float"/>
          <table:table-cell office:value="0.96" office:value-type="float"/>
          <table:table-cell office:value="0.96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0.91" office:value-type="float"/>
          <table:table-cell office:value="0.92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0.98" office:value-type="float"/>
          <table:table-cell office:value="0.98" office:value-type="float"/>
          <table:table-cell office:value="0.95" office:value-type="float"/>
          <table:table-cell office:value="0.95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0.95" office:value-type="float"/>
          <table:table-cell office:value="0.96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0.95" office:value-type="float"/>
          <table:table-cell office:value="0.95" office:value-type="float"/>
          <table:table-cell office:value="0.95" office:value-type="float"/>
          <table:table-cell office:value="0.95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0.94" office:value-type="float"/>
          <table:table-cell office:value="0.94" office:value-type="float"/>
          <table:table-cell office:value="0.95" office:value-type="float"/>
          <table:table-cell office:value="0.94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0.94" office:value-type="float"/>
          <table:table-cell office:value="0.94" office:value-type="float"/>
          <table:table-cell office:value="0.95" office:value-type="float"/>
          <table:table-cell office:value="0.94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0.94" office:value-type="float"/>
          <table:table-cell office:value="0.94" office:value-type="float"/>
          <table:table-cell office:value="0.97" office:value-type="float"/>
          <table:table-cell office:value="0.94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0.94" office:value-type="float"/>
          <table:table-cell office:value="0.94" office:value-type="float"/>
          <table:table-cell office:value="0.98" office:value-type="float"/>
          <table:table-cell office:value="0.94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0.95" office:value-type="float"/>
          <table:table-cell office:value="0.95" office:value-type="float"/>
          <table:table-cell office:value="0.98" office:value-type="float"/>
          <table:table-cell office:value="0.96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0.94" office:value-type="float"/>
          <table:table-cell office:value="0.94" office:value-type="float"/>
          <table:table-cell office:value="0.96" office:value-type="float"/>
          <table:table-cell office:value="0.95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0.93" office:value-type="float"/>
          <table:table-cell office:value="0.93" office:value-type="float"/>
          <table:table-cell office:value="0.98" office:value-type="float"/>
          <table:table-cell office:value="0.94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0.97" office:value-type="float"/>
          <table:table-cell office:value="0.97" office:value-type="float"/>
          <table:table-cell office:value="0.99" office:value-type="float"/>
          <table:table-cell office:value="0.98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0.93" office:value-type="float"/>
          <table:table-cell office:value="0.93" office:value-type="float"/>
          <table:table-cell office:value="0.98" office:value-type="float"/>
          <table:table-cell office:value="0.95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2" office:value-type="float"/>
          <table:table-cell office:value="0.92" office:value-type="float"/>
          <table:table-cell office:value="0.81" office:value-type="float"/>
          <table:table-cell office:value="0.86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6" office:value-type="float"/>
          <table:table-cell office:value="0.96" office:value-type="float"/>
          <table:table-cell office:value="0.87" office:value-type="float"/>
          <table:table-cell office:value="0.91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1" office:value-type="float"/>
          <table:table-cell office:value="0.91" office:value-type="float"/>
          <table:table-cell office:value="0.83" office:value-type="float"/>
          <table:table-cell office:value="0.86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6" office:value-type="float"/>
          <table:table-cell office:value="0.96" office:value-type="float"/>
          <table:table-cell office:value="0.87" office:value-type="float"/>
          <table:table-cell office:value="0.91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3" office:value-type="float"/>
          <table:table-cell office:value="0.93" office:value-type="float"/>
          <table:table-cell office:value="0.9" office:value-type="float"/>
          <table:table-cell office:value="0.91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5" office:value-type="float"/>
          <table:table-cell office:value="0.95" office:value-type="float"/>
          <table:table-cell office:value="0.93" office:value-type="float"/>
          <table:table-cell office:value="0.94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5" office:value-type="float"/>
          <table:table-cell office:value="0.95" office:value-type="float"/>
          <table:table-cell office:value="0.91" office:value-type="float"/>
          <table:table-cell office:value="0.93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6" office:value-type="float"/>
          <table:table-cell office:value="0.96" office:value-type="float"/>
          <table:table-cell office:value="0.92" office:value-type="float"/>
          <table:table-cell office:value="0.94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2" office:value-type="float"/>
          <table:table-cell office:value="0.92" office:value-type="float"/>
          <table:table-cell office:value="0.84" office:value-type="float"/>
          <table:table-cell office:value="0.87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6" office:value-type="float"/>
          <table:table-cell office:value="0.96" office:value-type="float"/>
          <table:table-cell office:value="0.88" office:value-type="float"/>
          <table:table-cell office:value="0.92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0.98" office:value-type="float"/>
          <table:table-cell office:value="0.98" office:value-type="float"/>
          <table:table-cell office:value="0.98" office:value-type="float"/>
          <table:table-cell office:value="0.98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0.95" office:value-type="float"/>
          <table:table-cell office:value="0.95" office:value-type="float"/>
          <table:table-cell office:value="0.99" office:value-type="float"/>
          <table:table-cell office:value="0.96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0.93" office:value-type="float"/>
          <table:table-cell office:value="0.93" office:value-type="float"/>
          <table:table-cell office:value="0.96" office:value-type="float"/>
          <table:table-cell office:value="0.93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0.91" office:value-type="float"/>
          <table:table-cell office:value="0.91" office:value-type="float"/>
          <table:table-cell office:value="0.99" office:value-type="float"/>
          <table:table-cell office:value="0.94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0.95" office:value-type="float"/>
          <table:table-cell office:value="0.95" office:value-type="float"/>
          <table:table-cell office:value="0.98" office:value-type="float"/>
          <table:table-cell office:value="0.96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0.88" office:value-type="float"/>
          <table:table-cell office:value="0.88" office:value-type="float"/>
          <table:table-cell office:value="0.99" office:value-type="float"/>
          <table:table-cell office:value="0.91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0.94" office:value-type="float"/>
          <table:table-cell office:value="0.94" office:value-type="float"/>
          <table:table-cell office:value="0.96" office:value-type="float"/>
          <table:table-cell office:value="0.95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0.92" office:value-type="float"/>
          <table:table-cell office:value="0.92" office:value-type="float"/>
          <table:table-cell office:value="0.98" office:value-type="float"/>
          <table:table-cell office:value="0.94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0.88" office:value-type="float"/>
          <table:table-cell office:value="0.88" office:value-type="float"/>
          <table:table-cell office:value="0.91" office:value-type="float"/>
          <table:table-cell office:value="0.89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0.91" office:value-type="float"/>
          <table:table-cell office:value="0.91" office:value-type="float"/>
          <table:table-cell office:value="0.94" office:value-type="float"/>
          <table:table-cell office:value="0.93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53" office:value-type="float"/>
          <table:table-cell office:value="0.53" office:value-type="float"/>
          <table:table-cell office:value="0.69" office:value-type="float"/>
          <table:table-cell office:value="0.56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46" office:value-type="float"/>
          <table:table-cell office:value="0.46" office:value-type="float"/>
          <table:table-cell office:value="0.7" office:value-type="float"/>
          <table:table-cell office:value="0.52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51" office:value-type="float"/>
          <table:table-cell office:value="0.51" office:value-type="float"/>
          <table:table-cell office:value="0.76" office:value-type="float"/>
          <table:table-cell office:value="0.57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55" office:value-type="float"/>
          <table:table-cell office:value="0.55" office:value-type="float"/>
          <table:table-cell office:value="0.77" office:value-type="float"/>
          <table:table-cell office:value="0.6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37" office:value-type="float"/>
          <table:table-cell office:value="0.37" office:value-type="float"/>
          <table:table-cell office:value="0.7" office:value-type="float"/>
          <table:table-cell office:value="0.47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41" office:value-type="float"/>
          <table:table-cell office:value="0.41" office:value-type="float"/>
          <table:table-cell office:value="0.68" office:value-type="float"/>
          <table:table-cell office:value="0.49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41" office:value-type="float"/>
          <table:table-cell office:value="0.41" office:value-type="float"/>
          <table:table-cell office:value="0.64" office:value-type="float"/>
          <table:table-cell office:value="0.49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47" office:value-type="float"/>
          <table:table-cell office:value="0.47" office:value-type="float"/>
          <table:table-cell office:value="0.72" office:value-type="float"/>
          <table:table-cell office:value="0.55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44" office:value-type="float"/>
          <table:table-cell office:value="0.44" office:value-type="float"/>
          <table:table-cell office:value="0.69" office:value-type="float"/>
          <table:table-cell office:value="0.51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53" office:value-type="float"/>
          <table:table-cell office:value="0.53" office:value-type="float"/>
          <table:table-cell office:value="0.79" office:value-type="float"/>
          <table:table-cell office:value="0.61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62" office:value-type="float"/>
          <table:table-cell office:value="0.62" office:value-type="float"/>
          <table:table-cell office:value="0.49" office:value-type="float"/>
          <table:table-cell office:value="0.54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57" office:value-type="float"/>
          <table:table-cell office:value="0.57" office:value-type="float"/>
          <table:table-cell office:value="0.51" office:value-type="float"/>
          <table:table-cell office:value="0.52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58" office:value-type="float"/>
          <table:table-cell office:value="0.58" office:value-type="float"/>
          <table:table-cell office:value="0.51" office:value-type="float"/>
          <table:table-cell office:value="0.53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52" office:value-type="float"/>
          <table:table-cell office:value="0.52" office:value-type="float"/>
          <table:table-cell office:value="0.51" office:value-type="float"/>
          <table:table-cell office:value="0.49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62" office:value-type="float"/>
          <table:table-cell office:value="0.62" office:value-type="float"/>
          <table:table-cell office:value="0.52" office:value-type="float"/>
          <table:table-cell office:value="0.56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61" office:value-type="float"/>
          <table:table-cell office:value="0.61" office:value-type="float"/>
          <table:table-cell office:value="0.52" office:value-type="float"/>
          <table:table-cell office:value="0.55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64" office:value-type="float"/>
          <table:table-cell office:value="0.64" office:value-type="float"/>
          <table:table-cell office:value="0.51" office:value-type="float"/>
          <table:table-cell office:value="0.57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64" office:value-type="float"/>
          <table:table-cell office:value="0.64" office:value-type="float"/>
          <table:table-cell office:value="0.53" office:value-type="float"/>
          <table:table-cell office:value="0.56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63" office:value-type="float"/>
          <table:table-cell office:value="0.63" office:value-type="float"/>
          <table:table-cell office:value="0.49" office:value-type="float"/>
          <table:table-cell office:value="0.54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65" office:value-type="float"/>
          <table:table-cell office:value="0.65" office:value-type="float"/>
          <table:table-cell office:value="0.51" office:value-type="float"/>
          <table:table-cell office:value="0.56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78" office:value-type="float"/>
          <table:table-cell office:value="0.78" office:value-type="float"/>
          <table:table-cell office:value="0.8" office:value-type="float"/>
          <table:table-cell office:value="0.79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7" office:value-type="float"/>
          <table:table-cell office:value="0.87" office:value-type="float"/>
          <table:table-cell office:value="0.8" office:value-type="float"/>
          <table:table-cell office:value="0.83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" office:value-type="float"/>
          <table:table-cell office:value="0.8" office:value-type="float"/>
          <table:table-cell office:value="0.83" office:value-type="float"/>
          <table:table-cell office:value="0.81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7" office:value-type="float"/>
          <table:table-cell office:value="0.87" office:value-type="float"/>
          <table:table-cell office:value="0.8" office:value-type="float"/>
          <table:table-cell office:value="0.83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3" office:value-type="float"/>
          <table:table-cell office:value="0.83" office:value-type="float"/>
          <table:table-cell office:value="0.91" office:value-type="float"/>
          <table:table-cell office:value="0.86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5" office:value-type="float"/>
          <table:table-cell office:value="0.85" office:value-type="float"/>
          <table:table-cell office:value="0.9" office:value-type="float"/>
          <table:table-cell office:value="0.87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78" office:value-type="float"/>
          <table:table-cell office:value="0.78" office:value-type="float"/>
          <table:table-cell office:value="0.92" office:value-type="float"/>
          <table:table-cell office:value="0.83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6" office:value-type="float"/>
          <table:table-cell office:value="0.86" office:value-type="float"/>
          <table:table-cell office:value="0.93" office:value-type="float"/>
          <table:table-cell office:value="0.89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7" office:value-type="float"/>
          <table:table-cell office:value="0.87" office:value-type="float"/>
          <table:table-cell office:value="0.85" office:value-type="float"/>
          <table:table-cell office:value="0.86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6" office:value-type="float"/>
          <table:table-cell office:value="0.86" office:value-type="float"/>
          <table:table-cell office:value="0.78" office:value-type="float"/>
          <table:table-cell office:value="0.82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57" office:value-type="float"/>
          <table:table-cell office:value="0.57" office:value-type="float"/>
          <table:table-cell office:value="0.67" office:value-type="float"/>
          <table:table-cell office:value="0.61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72" office:value-type="float"/>
          <table:table-cell office:value="0.72" office:value-type="float"/>
          <table:table-cell office:value="0.85" office:value-type="float"/>
          <table:table-cell office:value="0.76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51" office:value-type="float"/>
          <table:table-cell office:value="0.51" office:value-type="float"/>
          <table:table-cell office:value="0.63" office:value-type="float"/>
          <table:table-cell office:value="0.55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68" office:value-type="float"/>
          <table:table-cell office:value="0.68" office:value-type="float"/>
          <table:table-cell office:value="0.86" office:value-type="float"/>
          <table:table-cell office:value="0.75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59" office:value-type="float"/>
          <table:table-cell office:value="0.59" office:value-type="float"/>
          <table:table-cell office:value="0.89" office:value-type="float"/>
          <table:table-cell office:value="0.7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67" office:value-type="float"/>
          <table:table-cell office:value="0.67" office:value-type="float"/>
          <table:table-cell office:value="0.89" office:value-type="float"/>
          <table:table-cell office:value="0.75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6" office:value-type="float"/>
          <table:table-cell office:value="0.6" office:value-type="float"/>
          <table:table-cell office:value="0.9" office:value-type="float"/>
          <table:table-cell office:value="0.71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66" office:value-type="float"/>
          <table:table-cell office:value="0.66" office:value-type="float"/>
          <table:table-cell office:value="0.89" office:value-type="float"/>
          <table:table-cell office:value="0.75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7" office:value-type="float"/>
          <table:table-cell office:value="0.7" office:value-type="float"/>
          <table:table-cell office:value="0.86" office:value-type="float"/>
          <table:table-cell office:value="0.75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69" office:value-type="float"/>
          <table:table-cell office:value="0.69" office:value-type="float"/>
          <table:table-cell office:value="0.86" office:value-type="float"/>
          <table:table-cell office:value="0.76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87" office:value-type="float"/>
          <table:table-cell office:value="0.87" office:value-type="float"/>
          <table:table-cell office:value="0.92" office:value-type="float"/>
          <table:table-cell office:value="0.89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87" office:value-type="float"/>
          <table:table-cell office:value="0.87" office:value-type="float"/>
          <table:table-cell office:value="0.92" office:value-type="float"/>
          <table:table-cell office:value="0.9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87" office:value-type="float"/>
          <table:table-cell office:value="0.87" office:value-type="float"/>
          <table:table-cell office:value="0.94" office:value-type="float"/>
          <table:table-cell office:value="0.9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87" office:value-type="float"/>
          <table:table-cell office:value="0.87" office:value-type="float"/>
          <table:table-cell office:value="0.92" office:value-type="float"/>
          <table:table-cell office:value="0.9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86" office:value-type="float"/>
          <table:table-cell office:value="0.86" office:value-type="float"/>
          <table:table-cell office:value="0.92" office:value-type="float"/>
          <table:table-cell office:value="0.88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83" office:value-type="float"/>
          <table:table-cell office:value="0.83" office:value-type="float"/>
          <table:table-cell office:value="0.95" office:value-type="float"/>
          <table:table-cell office:value="0.88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85" office:value-type="float"/>
          <table:table-cell office:value="0.85" office:value-type="float"/>
          <table:table-cell office:value="0.92" office:value-type="float"/>
          <table:table-cell office:value="0.88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83" office:value-type="float"/>
          <table:table-cell office:value="0.83" office:value-type="float"/>
          <table:table-cell office:value="0.94" office:value-type="float"/>
          <table:table-cell office:value="0.88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86" office:value-type="float"/>
          <table:table-cell office:value="0.86" office:value-type="float"/>
          <table:table-cell office:value="0.91" office:value-type="float"/>
          <table:table-cell office:value="0.88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84" office:value-type="float"/>
          <table:table-cell office:value="0.84" office:value-type="float"/>
          <table:table-cell office:value="0.91" office:value-type="float"/>
          <table:table-cell office:value="0.87" office:value-type="float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no-description-with-asp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BEHAVIOR FILE</text:p>
          </table:table-cell>
          <table:table-cell office:value-type="string">
            <text:p>MODEL</text:p>
          </table:table-cell>
          <table:table-cell office:value-type="string">
            <text:p>Problem Name</text:p>
          </table:table-cell>
          <table:table-cell office:value-type="string">
            <text:p>Short Name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 Score</text:p>
          </table:table-cell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0.99" office:value-type="float"/>
          <table:table-cell office:value="1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0.99" office:value-type="float"/>
          <table:table-cell office:value="0.99" office:value-type="float"/>
          <table:table-cell office:value="0.98" office:value-type="float"/>
          <table:table-cell office:value="0.99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0.99" office:value-type="float"/>
          <table:table-cell office:value="1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0.99" office:value-type="float"/>
          <table:table-cell office:value="1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4" office:value-type="float"/>
          <table:table-cell office:value="0.94" office:value-type="float"/>
          <table:table-cell office:value="0.81" office:value-type="float"/>
          <table:table-cell office:value="0.86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6" office:value-type="float"/>
          <table:table-cell office:value="0.96" office:value-type="float"/>
          <table:table-cell office:value="0.88" office:value-type="float"/>
          <table:table-cell office:value="0.92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1" office:value-type="float"/>
          <table:table-cell office:value="0.91" office:value-type="float"/>
          <table:table-cell office:value="0.83" office:value-type="float"/>
          <table:table-cell office:value="0.86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6" office:value-type="float"/>
          <table:table-cell office:value="0.96" office:value-type="float"/>
          <table:table-cell office:value="0.87" office:value-type="float"/>
          <table:table-cell office:value="0.91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" office:value-type="float"/>
          <table:table-cell office:value="0.9" office:value-type="float"/>
          <table:table-cell office:value="0.91" office:value-type="float"/>
          <table:table-cell office:value="0.89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5" office:value-type="float"/>
          <table:table-cell office:value="0.95" office:value-type="float"/>
          <table:table-cell office:value="0.93" office:value-type="float"/>
          <table:table-cell office:value="0.94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2" office:value-type="float"/>
          <table:table-cell office:value="0.92" office:value-type="float"/>
          <table:table-cell office:value="0.92" office:value-type="float"/>
          <table:table-cell office:value="0.91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6" office:value-type="float"/>
          <table:table-cell office:value="0.96" office:value-type="float"/>
          <table:table-cell office:value="0.93" office:value-type="float"/>
          <table:table-cell office:value="0.94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6" office:value-type="float"/>
          <table:table-cell office:value="0.96" office:value-type="float"/>
          <table:table-cell office:value="0.86" office:value-type="float"/>
          <table:table-cell office:value="0.9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6" office:value-type="float"/>
          <table:table-cell office:value="0.96" office:value-type="float"/>
          <table:table-cell office:value="0.9" office:value-type="float"/>
          <table:table-cell office:value="0.93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6" office:value-type="float"/>
          <table:table-cell office:value="0.96" office:value-type="float"/>
          <table:table-cell office:value="0.88" office:value-type="float"/>
          <table:table-cell office:value="0.91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8" office:value-type="float"/>
          <table:table-cell office:value="0.98" office:value-type="float"/>
          <table:table-cell office:value="0.91" office:value-type="float"/>
          <table:table-cell office:value="0.95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6" office:value-type="float"/>
          <table:table-cell office:value="0.96" office:value-type="float"/>
          <table:table-cell office:value="0.87" office:value-type="float"/>
          <table:table-cell office:value="0.91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8" office:value-type="float"/>
          <table:table-cell office:value="0.98" office:value-type="float"/>
          <table:table-cell office:value="0.92" office:value-type="float"/>
          <table:table-cell office:value="0.95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5" office:value-type="float"/>
          <table:table-cell office:value="0.95" office:value-type="float"/>
          <table:table-cell office:value="0.9" office:value-type="float"/>
          <table:table-cell office:value="0.92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9" office:value-type="float"/>
          <table:table-cell office:value="0.99" office:value-type="float"/>
          <table:table-cell office:value="0.95" office:value-type="float"/>
          <table:table-cell office:value="0.96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6" office:value-type="float"/>
          <table:table-cell office:value="0.96" office:value-type="float"/>
          <table:table-cell office:value="0.9" office:value-type="float"/>
          <table:table-cell office:value="0.93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8" office:value-type="float"/>
          <table:table-cell office:value="0.98" office:value-type="float"/>
          <table:table-cell office:value="0.93" office:value-type="float"/>
          <table:table-cell office:value="0.95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8" office:value-type="float"/>
          <table:table-cell office:value="0.98" office:value-type="float"/>
          <table:table-cell office:value="0.9" office:value-type="float"/>
          <table:table-cell office:value="0.94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9" office:value-type="float"/>
          <table:table-cell office:value="0.99" office:value-type="float"/>
          <table:table-cell office:value="0.94" office:value-type="float"/>
          <table:table-cell office:value="0.96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77" office:value-type="float"/>
          <table:table-cell office:value="0.77" office:value-type="float"/>
          <table:table-cell office:value="0.78" office:value-type="float"/>
          <table:table-cell office:value="0.78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1" office:value-type="float"/>
          <table:table-cell office:value="0.91" office:value-type="float"/>
          <table:table-cell office:value="0.93" office:value-type="float"/>
          <table:table-cell office:value="0.92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78" office:value-type="float"/>
          <table:table-cell office:value="0.78" office:value-type="float"/>
          <table:table-cell office:value="0.81" office:value-type="float"/>
          <table:table-cell office:value="0.79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8" office:value-type="float"/>
          <table:table-cell office:value="0.88" office:value-type="float"/>
          <table:table-cell office:value="0.92" office:value-type="float"/>
          <table:table-cell office:value="0.9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2" office:value-type="float"/>
          <table:table-cell office:value="0.82" office:value-type="float"/>
          <table:table-cell office:value="0.91" office:value-type="float"/>
          <table:table-cell office:value="0.86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7" office:value-type="float"/>
          <table:table-cell office:value="0.87" office:value-type="float"/>
          <table:table-cell office:value="0.94" office:value-type="float"/>
          <table:table-cell office:value="0.9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79" office:value-type="float"/>
          <table:table-cell office:value="0.79" office:value-type="float"/>
          <table:table-cell office:value="0.91" office:value-type="float"/>
          <table:table-cell office:value="0.83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5" office:value-type="float"/>
          <table:table-cell office:value="0.85" office:value-type="float"/>
          <table:table-cell office:value="0.93" office:value-type="float"/>
          <table:table-cell office:value="0.88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6" office:value-type="float"/>
          <table:table-cell office:value="0.86" office:value-type="float"/>
          <table:table-cell office:value="0.92" office:value-type="float"/>
          <table:table-cell office:value="0.89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6" office:value-type="float"/>
          <table:table-cell office:value="0.86" office:value-type="float"/>
          <table:table-cell office:value="0.93" office:value-type="float"/>
          <table:table-cell office:value="0.89" office:value-type="float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ith-asp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BEHAVIOR FILE</text:p>
          </table:table-cell>
          <table:table-cell office:value-type="string">
            <text:p>MODEL</text:p>
          </table:table-cell>
          <table:table-cell office:value-type="string">
            <text:p>Problem Name</text:p>
          </table:table-cell>
          <table:table-cell office:value-type="string">
            <text:p>Short Name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 Score</text:p>
          </table:table-cell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0.98" office:value-type="float"/>
          <table:table-cell office:value="0.98" office:value-type="float"/>
          <table:table-cell office:value="0.98" office:value-type="float"/>
          <table:table-cell office:value="0.98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7" office:value-type="float"/>
          <table:table-cell office:value="0.97" office:value-type="float"/>
          <table:table-cell office:value="0.89" office:value-type="float"/>
          <table:table-cell office:value="0.93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6" office:value-type="float"/>
          <table:table-cell office:value="0.96" office:value-type="float"/>
          <table:table-cell office:value="0.82" office:value-type="float"/>
          <table:table-cell office:value="0.88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2" office:value-type="float"/>
          <table:table-cell office:value="0.82" office:value-type="float"/>
          <table:table-cell office:value="0.85" office:value-type="float"/>
          <table:table-cell office:value="0.84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9" office:value-type="float"/>
          <table:table-cell office:value="0.99" office:value-type="float"/>
          <table:table-cell office:value="0.94" office:value-type="float"/>
          <table:table-cell office:value="0.96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6" office:value-type="float"/>
          <table:table-cell office:value="0.96" office:value-type="float"/>
          <table:table-cell office:value="0.9" office:value-type="float"/>
          <table:table-cell office:value="0.93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9" office:value-type="float"/>
          <table:table-cell office:value="0.89" office:value-type="float"/>
          <table:table-cell office:value="0.94" office:value-type="float"/>
          <table:table-cell office:value="0.91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0.98" office:value-type="float"/>
          <table:table-cell office:value="0.98" office:value-type="float"/>
          <table:table-cell office:value="0.98" office:value-type="float"/>
          <table:table-cell office:value="0.98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8" office:value-type="float"/>
          <table:table-cell office:value="0.98" office:value-type="float"/>
          <table:table-cell office:value="0.89" office:value-type="float"/>
          <table:table-cell office:value="0.93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4" office:value-type="float"/>
          <table:table-cell office:value="0.94" office:value-type="float"/>
          <table:table-cell office:value="0.86" office:value-type="float"/>
          <table:table-cell office:value="0.9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1" office:value-type="float"/>
          <table:table-cell office:value="0.81" office:value-type="float"/>
          <table:table-cell office:value="0.85" office:value-type="float"/>
          <table:table-cell office:value="0.83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9" office:value-type="float"/>
          <table:table-cell office:value="0.99" office:value-type="float"/>
          <table:table-cell office:value="0.94" office:value-type="float"/>
          <table:table-cell office:value="0.97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6" office:value-type="float"/>
          <table:table-cell office:value="0.96" office:value-type="float"/>
          <table:table-cell office:value="0.89" office:value-type="float"/>
          <table:table-cell office:value="0.92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" office:value-type="float"/>
          <table:table-cell office:value="0.9" office:value-type="float"/>
          <table:table-cell office:value="0.94" office:value-type="float"/>
          <table:table-cell office:value="0.92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7" office:value-type="float"/>
          <table:table-cell office:value="0.97" office:value-type="float"/>
          <table:table-cell office:value="0.91" office:value-type="float"/>
          <table:table-cell office:value="0.94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4" office:value-type="float"/>
          <table:table-cell office:value="0.94" office:value-type="float"/>
          <table:table-cell office:value="0.95" office:value-type="float"/>
          <table:table-cell office:value="0.94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5" office:value-type="float"/>
          <table:table-cell office:value="0.85" office:value-type="float"/>
          <table:table-cell office:value="0.94" office:value-type="float"/>
          <table:table-cell office:value="0.88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9" office:value-type="float"/>
          <table:table-cell office:value="0.99" office:value-type="float"/>
          <table:table-cell office:value="0.98" office:value-type="float"/>
          <table:table-cell office:value="0.98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4" office:value-type="float"/>
          <table:table-cell office:value="0.94" office:value-type="float"/>
          <table:table-cell office:value="0.95" office:value-type="float"/>
          <table:table-cell office:value="0.94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6" office:value-type="float"/>
          <table:table-cell office:value="0.86" office:value-type="float"/>
          <table:table-cell office:value="0.95" office:value-type="float"/>
          <table:table-cell office:value="0.9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8" office:value-type="float"/>
          <table:table-cell office:value="0.98" office:value-type="float"/>
          <table:table-cell office:value="0.9" office:value-type="float"/>
          <table:table-cell office:value="0.94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5" office:value-type="float"/>
          <table:table-cell office:value="0.95" office:value-type="float"/>
          <table:table-cell office:value="0.94" office:value-type="float"/>
          <table:table-cell office:value="0.95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2" office:value-type="float"/>
          <table:table-cell office:value="0.82" office:value-type="float"/>
          <table:table-cell office:value="0.94" office:value-type="float"/>
          <table:table-cell office:value="0.87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9" office:value-type="float"/>
          <table:table-cell office:value="0.99" office:value-type="float"/>
          <table:table-cell office:value="0.97" office:value-type="float"/>
          <table:table-cell office:value="0.98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6" office:value-type="float"/>
          <table:table-cell office:value="0.96" office:value-type="float"/>
          <table:table-cell office:value="0.95" office:value-type="float"/>
          <table:table-cell office:value="0.95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1" office:value-type="float"/>
          <table:table-cell office:value="0.81" office:value-type="float"/>
          <table:table-cell office:value="0.94" office:value-type="float"/>
          <table:table-cell office:value="0.85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9" office:value-type="float"/>
          <table:table-cell office:value="0.99" office:value-type="float"/>
          <table:table-cell office:value="0.92" office:value-type="float"/>
          <table:table-cell office:value="0.95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4" office:value-type="float"/>
          <table:table-cell office:value="0.94" office:value-type="float"/>
          <table:table-cell office:value="0.87" office:value-type="float"/>
          <table:table-cell office:value="0.9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1" office:value-type="float"/>
          <table:table-cell office:value="0.81" office:value-type="float"/>
          <table:table-cell office:value="0.92" office:value-type="float"/>
          <table:table-cell office:value="0.85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9" office:value-type="float"/>
          <table:table-cell office:value="0.99" office:value-type="float"/>
          <table:table-cell office:value="0.95" office:value-type="float"/>
          <table:table-cell office:value="0.96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5" office:value-type="float"/>
          <table:table-cell office:value="0.95" office:value-type="float"/>
          <table:table-cell office:value="0.9" office:value-type="float"/>
          <table:table-cell office:value="0.92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7" office:value-type="float"/>
          <table:table-cell office:value="0.87" office:value-type="float"/>
          <table:table-cell office:value="0.93" office:value-type="float"/>
          <table:table-cell office:value="0.9" office:value-type="float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escription-and-format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BEHAVIOR FILE</text:p>
          </table:table-cell>
          <table:table-cell office:value-type="string">
            <text:p>MODEL</text:p>
          </table:table-cell>
          <table:table-cell office:value-type="string">
            <text:p>Problem Name</text:p>
          </table:table-cell>
          <table:table-cell office:value-type="string">
            <text:p>Short Name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 Score</text:p>
          </table:table-cell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23" office:value-type="float"/>
          <table:table-cell office:value="0.23" office:value-type="float"/>
          <table:table-cell office:value="0.22" office:value-type="float"/>
          <table:table-cell office:value="0.23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0.99" office:value-type="float"/>
          <table:table-cell office:value="0.99" office:value-type="float"/>
          <table:table-cell office:value="0.91" office:value-type="float"/>
          <table:table-cell office:value="0.94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71" office:value-type="float"/>
          <table:table-cell office:value="0.71" office:value-type="float"/>
          <table:table-cell office:value="0.9" office:value-type="float"/>
          <table:table-cell office:value="0.78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35" office:value-type="float"/>
          <table:table-cell office:value="0.35" office:value-type="float"/>
          <table:table-cell office:value="0.75" office:value-type="float"/>
          <table:table-cell office:value="0.46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0.88" office:value-type="float"/>
          <table:table-cell office:value="0.88" office:value-type="float"/>
          <table:table-cell office:value="0.98" office:value-type="float"/>
          <table:table-cell office:value="0.91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0.99" office:value-type="float"/>
          <table:table-cell office:value="0.99" office:value-type="float"/>
          <table:table-cell office:value="0.93" office:value-type="float"/>
          <table:table-cell office:value="0.96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0.97" office:value-type="float"/>
          <table:table-cell office:value="0.97" office:value-type="float"/>
          <table:table-cell office:value="0.9" office:value-type="float"/>
          <table:table-cell office:value="0.91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0.9" office:value-type="float"/>
          <table:table-cell office:value="0.9" office:value-type="float"/>
          <table:table-cell office:value="0.96" office:value-type="float"/>
          <table:table-cell office:value="0.92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5" office:value-type="float"/>
          <table:table-cell office:value="0.95" office:value-type="float"/>
          <table:table-cell office:value="0.74" office:value-type="float"/>
          <table:table-cell office:value="0.83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0.98" office:value-type="float"/>
          <table:table-cell office:value="0.98" office:value-type="float"/>
          <table:table-cell office:value="0.99" office:value-type="float"/>
          <table:table-cell office:value="0.98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63" office:value-type="float"/>
          <table:table-cell office:value="0.63" office:value-type="float"/>
          <table:table-cell office:value="0.81" office:value-type="float"/>
          <table:table-cell office:value="0.7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73" office:value-type="float"/>
          <table:table-cell office:value="0.73" office:value-type="float"/>
          <table:table-cell office:value="0.54" office:value-type="float"/>
          <table:table-cell office:value="0.61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3" office:value-type="float"/>
          <table:table-cell office:value="0.83" office:value-type="float"/>
          <table:table-cell office:value="0.89" office:value-type="float"/>
          <table:table-cell office:value="0.86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59" office:value-type="float"/>
          <table:table-cell office:value="0.59" office:value-type="float"/>
          <table:table-cell office:value="0.77" office:value-type="float"/>
          <table:table-cell office:value="0.66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8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84" office:value-type="float"/>
          <table:table-cell office:value="0.84" office:value-type="float"/>
          <table:table-cell office:value="0.93" office:value-type="float"/>
          <table:table-cell office:value="0.88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5" office:value-type="float"/>
          <table:table-cell office:value="0.5" office:value-type="float"/>
          <table:table-cell office:value="0.5" office:value-type="float"/>
          <table:table-cell office:value="0.5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0.96" office:value-type="float"/>
          <table:table-cell office:value="0.96" office:value-type="float"/>
          <table:table-cell office:value="0.89" office:value-type="float"/>
          <table:table-cell office:value="0.91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81" office:value-type="float"/>
          <table:table-cell office:value="0.81" office:value-type="float"/>
          <table:table-cell office:value="0.91" office:value-type="float"/>
          <table:table-cell office:value="0.84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42" office:value-type="float"/>
          <table:table-cell office:value="0.42" office:value-type="float"/>
          <table:table-cell office:value="0.83" office:value-type="float"/>
          <table:table-cell office:value="0.53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0.79" office:value-type="float"/>
          <table:table-cell office:value="0.79" office:value-type="float"/>
          <table:table-cell office:value="0.99" office:value-type="float"/>
          <table:table-cell office:value="0.8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0.99" office:value-type="float"/>
          <table:table-cell office:value="0.99" office:value-type="float"/>
          <table:table-cell office:value="0.98" office:value-type="float"/>
          <table:table-cell office:value="0.99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0.98" office:value-type="float"/>
          <table:table-cell office:value="0.98" office:value-type="float"/>
          <table:table-cell office:value="0.88" office:value-type="float"/>
          <table:table-cell office:value="0.89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0.93" office:value-type="float"/>
          <table:table-cell office:value="0.93" office:value-type="float"/>
          <table:table-cell office:value="0.96" office:value-type="float"/>
          <table:table-cell office:value="0.94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6" office:value-type="float"/>
          <table:table-cell office:value="0.96" office:value-type="float"/>
          <table:table-cell office:value="0.87" office:value-type="float"/>
          <table:table-cell office:value="0.91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0.98" office:value-type="float"/>
          <table:table-cell office:value="0.98" office:value-type="float"/>
          <table:table-cell office:value="0.99" office:value-type="float"/>
          <table:table-cell office:value="0.98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58" office:value-type="float"/>
          <table:table-cell office:value="0.58" office:value-type="float"/>
          <table:table-cell office:value="0.69" office:value-type="float"/>
          <table:table-cell office:value="0.58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71" office:value-type="float"/>
          <table:table-cell office:value="0.71" office:value-type="float"/>
          <table:table-cell office:value="0.5" office:value-type="float"/>
          <table:table-cell office:value="0.58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8" office:value-type="float"/>
          <table:table-cell office:value="0.88" office:value-type="float"/>
          <table:table-cell office:value="0.84" office:value-type="float"/>
          <table:table-cell office:value="0.86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58" office:value-type="float"/>
          <table:table-cell office:value="0.58" office:value-type="float"/>
          <table:table-cell office:value="0.89" office:value-type="float"/>
          <table:table-cell office:value="0.7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8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82" office:value-type="float"/>
          <table:table-cell office:value="0.82" office:value-type="float"/>
          <table:table-cell office:value="0.92" office:value-type="float"/>
          <table:table-cell office:value="0.86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34" office:value-type="float"/>
          <table:table-cell office:value="0.34" office:value-type="float"/>
          <table:table-cell office:value="0.34" office:value-type="float"/>
          <table:table-cell office:value="0.34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0.98" office:value-type="float"/>
          <table:table-cell office:value="0.98" office:value-type="float"/>
          <table:table-cell office:value="0.91" office:value-type="float"/>
          <table:table-cell office:value="0.93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7" office:value-type="float"/>
          <table:table-cell office:value="0.7" office:value-type="float"/>
          <table:table-cell office:value="0.9" office:value-type="float"/>
          <table:table-cell office:value="0.75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38" office:value-type="float"/>
          <table:table-cell office:value="0.38" office:value-type="float"/>
          <table:table-cell office:value="0.78" office:value-type="float"/>
          <table:table-cell office:value="0.49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0.88" office:value-type="float"/>
          <table:table-cell office:value="0.88" office:value-type="float"/>
          <table:table-cell office:value="0.99" office:value-type="float"/>
          <table:table-cell office:value="0.91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0.98" office:value-type="float"/>
          <table:table-cell office:value="0.98" office:value-type="float"/>
          <table:table-cell office:value="0.95" office:value-type="float"/>
          <table:table-cell office:value="0.96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0.96" office:value-type="float"/>
          <table:table-cell office:value="0.96" office:value-type="float"/>
          <table:table-cell office:value="0.94" office:value-type="float"/>
          <table:table-cell office:value="0.95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0.9" office:value-type="float"/>
          <table:table-cell office:value="0.9" office:value-type="float"/>
          <table:table-cell office:value="0.96" office:value-type="float"/>
          <table:table-cell office:value="0.92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5" office:value-type="float"/>
          <table:table-cell office:value="0.95" office:value-type="float"/>
          <table:table-cell office:value="0.84" office:value-type="float"/>
          <table:table-cell office:value="0.89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0.97" office:value-type="float"/>
          <table:table-cell office:value="0.97" office:value-type="float"/>
          <table:table-cell office:value="0.99" office:value-type="float"/>
          <table:table-cell office:value="0.98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65" office:value-type="float"/>
          <table:table-cell office:value="0.65" office:value-type="float"/>
          <table:table-cell office:value="0.73" office:value-type="float"/>
          <table:table-cell office:value="0.66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68" office:value-type="float"/>
          <table:table-cell office:value="0.68" office:value-type="float"/>
          <table:table-cell office:value="0.53" office:value-type="float"/>
          <table:table-cell office:value="0.57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1" office:value-type="float"/>
          <table:table-cell office:value="0.81" office:value-type="float"/>
          <table:table-cell office:value="0.87" office:value-type="float"/>
          <table:table-cell office:value="0.84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44" office:value-type="float"/>
          <table:table-cell office:value="0.44" office:value-type="float"/>
          <table:table-cell office:value="0.61" office:value-type="float"/>
          <table:table-cell office:value="0.5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8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82" office:value-type="float"/>
          <table:table-cell office:value="0.82" office:value-type="float"/>
          <table:table-cell office:value="0.92" office:value-type="float"/>
          <table:table-cell office:value="0.86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46" office:value-type="float"/>
          <table:table-cell office:value="0.46" office:value-type="float"/>
          <table:table-cell office:value="0.46" office:value-type="float"/>
          <table:table-cell office:value="0.46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0.97" office:value-type="float"/>
          <table:table-cell office:value="0.97" office:value-type="float"/>
          <table:table-cell office:value="0.92" office:value-type="float"/>
          <table:table-cell office:value="0.94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78" office:value-type="float"/>
          <table:table-cell office:value="0.78" office:value-type="float"/>
          <table:table-cell office:value="0.93" office:value-type="float"/>
          <table:table-cell office:value="0.83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41" office:value-type="float"/>
          <table:table-cell office:value="0.41" office:value-type="float"/>
          <table:table-cell office:value="0.87" office:value-type="float"/>
          <table:table-cell office:value="0.53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0.78" office:value-type="float"/>
          <table:table-cell office:value="0.78" office:value-type="float"/>
          <table:table-cell office:value="1" office:value-type="float"/>
          <table:table-cell office:value="0.79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0.99" office:value-type="float"/>
          <table:table-cell office:value="0.99" office:value-type="float"/>
          <table:table-cell office:value="0.97" office:value-type="float"/>
          <table:table-cell office:value="0.98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0.98" office:value-type="float"/>
          <table:table-cell office:value="0.98" office:value-type="float"/>
          <table:table-cell office:value="0.87" office:value-type="float"/>
          <table:table-cell office:value="0.88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0.93" office:value-type="float"/>
          <table:table-cell office:value="0.93" office:value-type="float"/>
          <table:table-cell office:value="0.97" office:value-type="float"/>
          <table:table-cell office:value="0.95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6" office:value-type="float"/>
          <table:table-cell office:value="0.96" office:value-type="float"/>
          <table:table-cell office:value="0.85" office:value-type="float"/>
          <table:table-cell office:value="0.9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0.98" office:value-type="float"/>
          <table:table-cell office:value="0.98" office:value-type="float"/>
          <table:table-cell office:value="0.99" office:value-type="float"/>
          <table:table-cell office:value="0.98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75" office:value-type="float"/>
          <table:table-cell office:value="0.75" office:value-type="float"/>
          <table:table-cell office:value="0.69" office:value-type="float"/>
          <table:table-cell office:value="0.69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71" office:value-type="float"/>
          <table:table-cell office:value="0.71" office:value-type="float"/>
          <table:table-cell office:value="0.51" office:value-type="float"/>
          <table:table-cell office:value="0.59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6" office:value-type="float"/>
          <table:table-cell office:value="0.86" office:value-type="float"/>
          <table:table-cell office:value="0.82" office:value-type="float"/>
          <table:table-cell office:value="0.83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58" office:value-type="float"/>
          <table:table-cell office:value="0.58" office:value-type="float"/>
          <table:table-cell office:value="0.89" office:value-type="float"/>
          <table:table-cell office:value="0.7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8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82" office:value-type="float"/>
          <table:table-cell office:value="0.82" office:value-type="float"/>
          <table:table-cell office:value="0.91" office:value-type="float"/>
          <table:table-cell office:value="0.86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9" office:value-type="float"/>
          <table:table-cell office:value="0.9" office:value-type="float"/>
          <table:table-cell office:value="0.92" office:value-type="float"/>
          <table:table-cell office:value="0.9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1" office:value-type="float"/>
          <table:table-cell office:value="1" office:value-type="float"/>
          <table:table-cell office:value="0.97" office:value-type="float"/>
          <table:table-cell office:value="0.98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67" office:value-type="float"/>
          <table:table-cell office:value="0.67" office:value-type="float"/>
          <table:table-cell office:value="0.87" office:value-type="float"/>
          <table:table-cell office:value="0.74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34" office:value-type="float"/>
          <table:table-cell office:value="0.34" office:value-type="float"/>
          <table:table-cell office:value="0.93" office:value-type="float"/>
          <table:table-cell office:value="0.47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0.75" office:value-type="float"/>
          <table:table-cell office:value="0.75" office:value-type="float"/>
          <table:table-cell office:value="0.99" office:value-type="float"/>
          <table:table-cell office:value="0.77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0.98" office:value-type="float"/>
          <table:table-cell office:value="0.98" office:value-type="float"/>
          <table:table-cell office:value="0.93" office:value-type="float"/>
          <table:table-cell office:value="0.95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0.97" office:value-type="float"/>
          <table:table-cell office:value="0.97" office:value-type="float"/>
          <table:table-cell office:value="0.87" office:value-type="float"/>
          <table:table-cell office:value="0.88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0.85" office:value-type="float"/>
          <table:table-cell office:value="0.85" office:value-type="float"/>
          <table:table-cell office:value="0.95" office:value-type="float"/>
          <table:table-cell office:value="0.89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1" office:value-type="float"/>
          <table:table-cell office:value="0.91" office:value-type="float"/>
          <table:table-cell office:value="0.93" office:value-type="float"/>
          <table:table-cell office:value="0.92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0.97" office:value-type="float"/>
          <table:table-cell office:value="0.97" office:value-type="float"/>
          <table:table-cell office:value="0.99" office:value-type="float"/>
          <table:table-cell office:value="0.98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41" office:value-type="float"/>
          <table:table-cell office:value="0.41" office:value-type="float"/>
          <table:table-cell office:value="0.65" office:value-type="float"/>
          <table:table-cell office:value="0.49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64" office:value-type="float"/>
          <table:table-cell office:value="0.64" office:value-type="float"/>
          <table:table-cell office:value="0.52" office:value-type="float"/>
          <table:table-cell office:value="0.57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4" office:value-type="float"/>
          <table:table-cell office:value="0.84" office:value-type="float"/>
          <table:table-cell office:value="0.94" office:value-type="float"/>
          <table:table-cell office:value="0.88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55" office:value-type="float"/>
          <table:table-cell office:value="0.55" office:value-type="float"/>
          <table:table-cell office:value="0.91" office:value-type="float"/>
          <table:table-cell office:value="0.68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8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8" office:value-type="float"/>
          <table:table-cell office:value="0.8" office:value-type="float"/>
          <table:table-cell office:value="0.91" office:value-type="float"/>
          <table:table-cell office:value="0.85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94" office:value-type="float"/>
          <table:table-cell office:value="0.94" office:value-type="float"/>
          <table:table-cell office:value="0.97" office:value-type="float"/>
          <table:table-cell office:value="0.95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0.99" office:value-type="float"/>
          <table:table-cell office:value="0.99" office:value-type="float"/>
          <table:table-cell office:value="0.96" office:value-type="float"/>
          <table:table-cell office:value="0.98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75" office:value-type="float"/>
          <table:table-cell office:value="0.75" office:value-type="float"/>
          <table:table-cell office:value="0.94" office:value-type="float"/>
          <table:table-cell office:value="0.82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43" office:value-type="float"/>
          <table:table-cell office:value="0.43" office:value-type="float"/>
          <table:table-cell office:value="0.92" office:value-type="float"/>
          <table:table-cell office:value="0.57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0.76" office:value-type="float"/>
          <table:table-cell office:value="0.76" office:value-type="float"/>
          <table:table-cell office:value="0.99" office:value-type="float"/>
          <table:table-cell office:value="0.78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1" office:value-type="float"/>
          <table:table-cell office:value="1" office:value-type="float"/>
          <table:table-cell office:value="0.98" office:value-type="float"/>
          <table:table-cell office:value="0.99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0.67" office:value-type="float"/>
          <table:table-cell office:value="0.71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0.91" office:value-type="float"/>
          <table:table-cell office:value="0.91" office:value-type="float"/>
          <table:table-cell office:value="0.99" office:value-type="float"/>
          <table:table-cell office:value="0.93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5" office:value-type="float"/>
          <table:table-cell office:value="0.95" office:value-type="float"/>
          <table:table-cell office:value="0.94" office:value-type="float"/>
          <table:table-cell office:value="0.94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0.96" office:value-type="float"/>
          <table:table-cell office:value="0.96" office:value-type="float"/>
          <table:table-cell office:value="0.99" office:value-type="float"/>
          <table:table-cell office:value="0.97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46" office:value-type="float"/>
          <table:table-cell office:value="0.46" office:value-type="float"/>
          <table:table-cell office:value="0.71" office:value-type="float"/>
          <table:table-cell office:value="0.53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66" office:value-type="float"/>
          <table:table-cell office:value="0.66" office:value-type="float"/>
          <table:table-cell office:value="0.55" office:value-type="float"/>
          <table:table-cell office:value="0.6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3" office:value-type="float"/>
          <table:table-cell office:value="0.83" office:value-type="float"/>
          <table:table-cell office:value="0.87" office:value-type="float"/>
          <table:table-cell office:value="0.85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55" office:value-type="float"/>
          <table:table-cell office:value="0.55" office:value-type="float"/>
          <table:table-cell office:value="0.92" office:value-type="float"/>
          <table:table-cell office:value="0.69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8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81" office:value-type="float"/>
          <table:table-cell office:value="0.81" office:value-type="float"/>
          <table:table-cell office:value="0.93" office:value-type="float"/>
          <table:table-cell office:value="0.86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91" office:value-type="float"/>
          <table:table-cell office:value="0.91" office:value-type="float"/>
          <table:table-cell office:value="0.91" office:value-type="float"/>
          <table:table-cell office:value="0.9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0.99" office:value-type="float"/>
          <table:table-cell office:value="0.99" office:value-type="float"/>
          <table:table-cell office:value="0.94" office:value-type="float"/>
          <table:table-cell office:value="0.96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65" office:value-type="float"/>
          <table:table-cell office:value="0.65" office:value-type="float"/>
          <table:table-cell office:value="0.89" office:value-type="float"/>
          <table:table-cell office:value="0.73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28" office:value-type="float"/>
          <table:table-cell office:value="0.28" office:value-type="float"/>
          <table:table-cell office:value="0.92" office:value-type="float"/>
          <table:table-cell office:value="0.39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0.85" office:value-type="float"/>
          <table:table-cell office:value="0.85" office:value-type="float"/>
          <table:table-cell office:value="0.99" office:value-type="float"/>
          <table:table-cell office:value="0.84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0.97" office:value-type="float"/>
          <table:table-cell office:value="0.97" office:value-type="float"/>
          <table:table-cell office:value="0.92" office:value-type="float"/>
          <table:table-cell office:value="0.94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0.97" office:value-type="float"/>
          <table:table-cell office:value="0.97" office:value-type="float"/>
          <table:table-cell office:value="0.9" office:value-type="float"/>
          <table:table-cell office:value="0.91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0.93" office:value-type="float"/>
          <table:table-cell office:value="0.93" office:value-type="float"/>
          <table:table-cell office:value="0.96" office:value-type="float"/>
          <table:table-cell office:value="0.94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" office:value-type="float"/>
          <table:table-cell office:value="0.9" office:value-type="float"/>
          <table:table-cell office:value="0.95" office:value-type="float"/>
          <table:table-cell office:value="0.91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0.98" office:value-type="float"/>
          <table:table-cell office:value="0.98" office:value-type="float"/>
          <table:table-cell office:value="0.99" office:value-type="float"/>
          <table:table-cell office:value="0.98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46" office:value-type="float"/>
          <table:table-cell office:value="0.46" office:value-type="float"/>
          <table:table-cell office:value="0.66" office:value-type="float"/>
          <table:table-cell office:value="0.52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7" office:value-type="float"/>
          <table:table-cell office:value="0.7" office:value-type="float"/>
          <table:table-cell office:value="0.54" office:value-type="float"/>
          <table:table-cell office:value="0.61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1" office:value-type="float"/>
          <table:table-cell office:value="0.81" office:value-type="float"/>
          <table:table-cell office:value="0.93" office:value-type="float"/>
          <table:table-cell office:value="0.85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51" office:value-type="float"/>
          <table:table-cell office:value="0.51" office:value-type="float"/>
          <table:table-cell office:value="0.89" office:value-type="float"/>
          <table:table-cell office:value="0.65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8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8" office:value-type="float"/>
          <table:table-cell office:value="0.8" office:value-type="float"/>
          <table:table-cell office:value="0.92" office:value-type="float"/>
          <table:table-cell office:value="0.85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94" office:value-type="float"/>
          <table:table-cell office:value="0.94" office:value-type="float"/>
          <table:table-cell office:value="0.96" office:value-type="float"/>
          <table:table-cell office:value="0.94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0.97" office:value-type="float"/>
          <table:table-cell office:value="0.97" office:value-type="float"/>
          <table:table-cell office:value="0.94" office:value-type="float"/>
          <table:table-cell office:value="0.95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77" office:value-type="float"/>
          <table:table-cell office:value="0.77" office:value-type="float"/>
          <table:table-cell office:value="0.96" office:value-type="float"/>
          <table:table-cell office:value="0.83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42" office:value-type="float"/>
          <table:table-cell office:value="0.42" office:value-type="float"/>
          <table:table-cell office:value="0.93" office:value-type="float"/>
          <table:table-cell office:value="0.56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0.76" office:value-type="float"/>
          <table:table-cell office:value="0.76" office:value-type="float"/>
          <table:table-cell office:value="0.98" office:value-type="float"/>
          <table:table-cell office:value="0.76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0.98" office:value-type="float"/>
          <table:table-cell office:value="0.98" office:value-type="float"/>
          <table:table-cell office:value="0.97" office:value-type="float"/>
          <table:table-cell office:value="0.97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0.75" office:value-type="float"/>
          <table:table-cell office:value="0.78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0.92" office:value-type="float"/>
          <table:table-cell office:value="0.92" office:value-type="float"/>
          <table:table-cell office:value="0.99" office:value-type="float"/>
          <table:table-cell office:value="0.94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6" office:value-type="float"/>
          <table:table-cell office:value="0.96" office:value-type="float"/>
          <table:table-cell office:value="0.94" office:value-type="float"/>
          <table:table-cell office:value="0.95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0.96" office:value-type="float"/>
          <table:table-cell office:value="0.96" office:value-type="float"/>
          <table:table-cell office:value="0.99" office:value-type="float"/>
          <table:table-cell office:value="0.97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49" office:value-type="float"/>
          <table:table-cell office:value="0.49" office:value-type="float"/>
          <table:table-cell office:value="0.74" office:value-type="float"/>
          <table:table-cell office:value="0.56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68" office:value-type="float"/>
          <table:table-cell office:value="0.68" office:value-type="float"/>
          <table:table-cell office:value="0.54" office:value-type="float"/>
          <table:table-cell office:value="0.59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3" office:value-type="float"/>
          <table:table-cell office:value="0.83" office:value-type="float"/>
          <table:table-cell office:value="0.91" office:value-type="float"/>
          <table:table-cell office:value="0.87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6" office:value-type="float"/>
          <table:table-cell office:value="0.6" office:value-type="float"/>
          <table:table-cell office:value="0.93" office:value-type="float"/>
          <table:table-cell office:value="0.72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8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81" office:value-type="float"/>
          <table:table-cell office:value="0.81" office:value-type="float"/>
          <table:table-cell office:value="0.93" office:value-type="float"/>
          <table:table-cell office:value="0.86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91" office:value-type="float"/>
          <table:table-cell office:value="0.91" office:value-type="float"/>
          <table:table-cell office:value="0.89" office:value-type="float"/>
          <table:table-cell office:value="0.9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0.99" office:value-type="float"/>
          <table:table-cell office:value="0.99" office:value-type="float"/>
          <table:table-cell office:value="0.91" office:value-type="float"/>
          <table:table-cell office:value="0.94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63" office:value-type="float"/>
          <table:table-cell office:value="0.63" office:value-type="float"/>
          <table:table-cell office:value="0.94" office:value-type="float"/>
          <table:table-cell office:value="0.71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36" office:value-type="float"/>
          <table:table-cell office:value="0.36" office:value-type="float"/>
          <table:table-cell office:value="0.87" office:value-type="float"/>
          <table:table-cell office:value="0.48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1" office:value-type="float"/>
          <table:table-cell office:value="1" office:value-type="float"/>
          <table:table-cell office:value="0.98" office:value-type="float"/>
          <table:table-cell office:value="0.99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0.96" office:value-type="float"/>
          <table:table-cell office:value="0.96" office:value-type="float"/>
          <table:table-cell office:value="0.89" office:value-type="float"/>
          <table:table-cell office:value="0.92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0.96" office:value-type="float"/>
          <table:table-cell office:value="0.96" office:value-type="float"/>
          <table:table-cell office:value="0.89" office:value-type="float"/>
          <table:table-cell office:value="0.9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0.9" office:value-type="float"/>
          <table:table-cell office:value="0.9" office:value-type="float"/>
          <table:table-cell office:value="0.98" office:value-type="float"/>
          <table:table-cell office:value="0.92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4" office:value-type="float"/>
          <table:table-cell office:value="0.94" office:value-type="float"/>
          <table:table-cell office:value="0.88" office:value-type="float"/>
          <table:table-cell office:value="0.9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0.98" office:value-type="float"/>
          <table:table-cell office:value="0.98" office:value-type="float"/>
          <table:table-cell office:value="0.99" office:value-type="float"/>
          <table:table-cell office:value="0.98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41" office:value-type="float"/>
          <table:table-cell office:value="0.41" office:value-type="float"/>
          <table:table-cell office:value="0.68" office:value-type="float"/>
          <table:table-cell office:value="0.48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72" office:value-type="float"/>
          <table:table-cell office:value="0.72" office:value-type="float"/>
          <table:table-cell office:value="0.53" office:value-type="float"/>
          <table:table-cell office:value="0.6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4" office:value-type="float"/>
          <table:table-cell office:value="0.84" office:value-type="float"/>
          <table:table-cell office:value="0.83" office:value-type="float"/>
          <table:table-cell office:value="0.82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71" office:value-type="float"/>
          <table:table-cell office:value="0.71" office:value-type="float"/>
          <table:table-cell office:value="0.88" office:value-type="float"/>
          <table:table-cell office:value="0.77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8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81" office:value-type="float"/>
          <table:table-cell office:value="0.81" office:value-type="float"/>
          <table:table-cell office:value="0.92" office:value-type="float"/>
          <table:table-cell office:value="0.85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95" office:value-type="float"/>
          <table:table-cell office:value="0.95" office:value-type="float"/>
          <table:table-cell office:value="0.96" office:value-type="float"/>
          <table:table-cell office:value="0.95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0.97" office:value-type="float"/>
          <table:table-cell office:value="0.97" office:value-type="float"/>
          <table:table-cell office:value="0.92" office:value-type="float"/>
          <table:table-cell office:value="0.94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72" office:value-type="float"/>
          <table:table-cell office:value="0.72" office:value-type="float"/>
          <table:table-cell office:value="0.94" office:value-type="float"/>
          <table:table-cell office:value="0.79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4" office:value-type="float"/>
          <table:table-cell office:value="0.4" office:value-type="float"/>
          <table:table-cell office:value="0.91" office:value-type="float"/>
          <table:table-cell office:value="0.54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0.76" office:value-type="float"/>
          <table:table-cell office:value="0.76" office:value-type="float"/>
          <table:table-cell office:value="0.99" office:value-type="float"/>
          <table:table-cell office:value="0.76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0.97" office:value-type="float"/>
          <table:table-cell office:value="0.97" office:value-type="float"/>
          <table:table-cell office:value="0.95" office:value-type="float"/>
          <table:table-cell office:value="0.96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0.99" office:value-type="float"/>
          <table:table-cell office:value="0.99" office:value-type="float"/>
          <table:table-cell office:value="0.65" office:value-type="float"/>
          <table:table-cell office:value="0.69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0.91" office:value-type="float"/>
          <table:table-cell office:value="0.91" office:value-type="float"/>
          <table:table-cell office:value="0.99" office:value-type="float"/>
          <table:table-cell office:value="0.94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5" office:value-type="float"/>
          <table:table-cell office:value="0.95" office:value-type="float"/>
          <table:table-cell office:value="0.9" office:value-type="float"/>
          <table:table-cell office:value="0.92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0.96" office:value-type="float"/>
          <table:table-cell office:value="0.96" office:value-type="float"/>
          <table:table-cell office:value="0.99" office:value-type="float"/>
          <table:table-cell office:value="0.97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65" office:value-type="float"/>
          <table:table-cell office:value="0.65" office:value-type="float"/>
          <table:table-cell office:value="0.77" office:value-type="float"/>
          <table:table-cell office:value="0.66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74" office:value-type="float"/>
          <table:table-cell office:value="0.74" office:value-type="float"/>
          <table:table-cell office:value="0.55" office:value-type="float"/>
          <table:table-cell office:value="0.63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" office:value-type="float"/>
          <table:table-cell office:value="0.8" office:value-type="float"/>
          <table:table-cell office:value="0.77" office:value-type="float"/>
          <table:table-cell office:value="0.78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63" office:value-type="float"/>
          <table:table-cell office:value="0.63" office:value-type="float"/>
          <table:table-cell office:value="0.89" office:value-type="float"/>
          <table:table-cell office:value="0.73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8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84" office:value-type="float"/>
          <table:table-cell office:value="0.84" office:value-type="float"/>
          <table:table-cell office:value="0.92" office:value-type="float"/>
          <table:table-cell office:value="0.88" office:value-type="float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no-llmasp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BEHAVIOR FILE</text:p>
          </table:table-cell>
          <table:table-cell office:value-type="string">
            <text:p>MODEL</text:p>
          </table:table-cell>
          <table:table-cell office:value-type="string">
            <text:p>Problem Name</text:p>
          </table:table-cell>
          <table:table-cell office:value-type="string">
            <text:p>Short Name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 Score</text:p>
          </table:table-cell>
        </table:table-row>
        <table:table-row>
          <table:table-cell office:value-type="string">
            <text:p>Description and format info</text:p>
          </table:table-cell>
          <table:table-cell office:value-type="string">
            <text:p>llama3.1-8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0.54" office:value-type="float"/>
          <table:table-cell office:value="0.54" office:value-type="float"/>
          <table:table-cell office:value="1" office:value-type="float"/>
          <table:table-cell office:value="0.6" office:value-type="float"/>
        </table:table-row>
        <table:table-row>
          <table:table-cell office:value-type="string">
            <text:p>Description info</text:p>
          </table:table-cell>
          <table:table-cell office:value-type="string">
            <text:p>llama3.1-8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ormat info</text:p>
          </table:table-cell>
          <table:table-cell office:value-type="string">
            <text:p>llama3.1-8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No info</text:p>
          </table:table-cell>
          <table:table-cell office:value-type="string">
            <text:p>llama3.1-8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0.02" office:value-type="float"/>
          <table:table-cell office:value="0.02" office:value-type="float"/>
          <table:table-cell office:value="0.03" office:value-type="float"/>
          <table:table-cell office:value="0.02" office:value-type="float"/>
        </table:table-row>
        <table:table-row>
          <table:table-cell office:value-type="string">
            <text:p>Description and format info</text:p>
          </table:table-cell>
          <table:table-cell office:value-type="string">
            <text:p>llama3.1-8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9" office:value-type="float"/>
          <table:table-cell office:value="0.9" office:value-type="float"/>
          <table:table-cell office:value="0.89" office:value-type="float"/>
          <table:table-cell office:value="0.89" office:value-type="float"/>
        </table:table-row>
        <table:table-row>
          <table:table-cell office:value-type="string">
            <text:p>Description info</text:p>
          </table:table-cell>
          <table:table-cell office:value-type="string">
            <text:p>llama3.1-8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12" office:value-type="float"/>
          <table:table-cell office:value="0.12" office:value-type="float"/>
          <table:table-cell office:value="0.08" office:value-type="float"/>
          <table:table-cell office:value="0.09" office:value-type="float"/>
        </table:table-row>
        <table:table-row>
          <table:table-cell office:value-type="string">
            <text:p>Format info</text:p>
          </table:table-cell>
          <table:table-cell office:value-type="string">
            <text:p>llama3.1-8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9" office:value-type="float"/>
          <table:table-cell office:value="0.9" office:value-type="float"/>
          <table:table-cell office:value="0.94" office:value-type="float"/>
          <table:table-cell office:value="0.92" office:value-type="float"/>
        </table:table-row>
        <table:table-row>
          <table:table-cell office:value-type="string">
            <text:p>No info</text:p>
          </table:table-cell>
          <table:table-cell office:value-type="string">
            <text:p>llama3.1-8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2" office:value-type="float"/>
          <table:table-cell office:value="0.2" office:value-type="float"/>
          <table:table-cell office:value="0.08" office:value-type="float"/>
          <table:table-cell office:value="0.1" office:value-type="float"/>
        </table:table-row>
        <table:table-row>
          <table:table-cell office:value-type="string">
            <text:p>Description and format info</text:p>
          </table:table-cell>
          <table:table-cell office:value-type="string">
            <text:p>llama3.1-8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0.98" office:value-type="float"/>
          <table:table-cell office:value="0.98" office:value-type="float"/>
          <table:table-cell office:value="0.97" office:value-type="float"/>
          <table:table-cell office:value="0.98" office:value-type="float"/>
        </table:table-row>
        <table:table-row>
          <table:table-cell office:value-type="string">
            <text:p>Description info</text:p>
          </table:table-cell>
          <table:table-cell office:value-type="string">
            <text:p>llama3.1-8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0.64" office:value-type="float"/>
          <table:table-cell office:value="0.64" office:value-type="float"/>
          <table:table-cell office:value="0.85" office:value-type="float"/>
          <table:table-cell office:value="0.72" office:value-type="float"/>
        </table:table-row>
        <table:table-row>
          <table:table-cell office:value-type="string">
            <text:p>Format info</text:p>
          </table:table-cell>
          <table:table-cell office:value-type="string">
            <text:p>llama3.1-8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0.98" office:value-type="float"/>
          <table:table-cell office:value="0.98" office:value-type="float"/>
          <table:table-cell office:value="0.96" office:value-type="float"/>
          <table:table-cell office:value="0.97" office:value-type="float"/>
        </table:table-row>
        <table:table-row>
          <table:table-cell office:value-type="string">
            <text:p>No info</text:p>
          </table:table-cell>
          <table:table-cell office:value-type="string">
            <text:p>llama3.1-8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0.53" office:value-type="float"/>
          <table:table-cell office:value="0.53" office:value-type="float"/>
          <table:table-cell office:value="0.59" office:value-type="float"/>
          <table:table-cell office:value="0.55" office:value-type="float"/>
        </table:table-row>
        <table:table-row>
          <table:table-cell office:value-type="string">
            <text:p>Description and format info</text:p>
          </table:table-cell>
          <table:table-cell office:value-type="string">
            <text:p>llama3.1-8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67" office:value-type="float"/>
          <table:table-cell office:value="0.67" office:value-type="float"/>
          <table:table-cell office:value="0.85" office:value-type="float"/>
          <table:table-cell office:value="0.73" office:value-type="float"/>
        </table:table-row>
        <table:table-row>
          <table:table-cell office:value-type="string">
            <text:p>Description info</text:p>
          </table:table-cell>
          <table:table-cell office:value-type="string">
            <text:p>llama3.1-8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61" office:value-type="float"/>
          <table:table-cell office:value="0.61" office:value-type="float"/>
          <table:table-cell office:value="0.37" office:value-type="float"/>
          <table:table-cell office:value="0.45" office:value-type="float"/>
        </table:table-row>
        <table:table-row>
          <table:table-cell office:value-type="string">
            <text:p>Format info</text:p>
          </table:table-cell>
          <table:table-cell office:value-type="string">
            <text:p>llama3.1-8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87" office:value-type="float"/>
          <table:table-cell office:value="0.87" office:value-type="float"/>
          <table:table-cell office:value="0.78" office:value-type="float"/>
          <table:table-cell office:value="0.8" office:value-type="float"/>
        </table:table-row>
        <table:table-row>
          <table:table-cell office:value-type="string">
            <text:p>No info</text:p>
          </table:table-cell>
          <table:table-cell office:value-type="string">
            <text:p>llama3.1-8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65" office:value-type="float"/>
          <table:table-cell office:value="0.65" office:value-type="float"/>
          <table:table-cell office:value="0.39" office:value-type="float"/>
          <table:table-cell office:value="0.47" office:value-type="float"/>
        </table:table-row>
        <table:table-row>
          <table:table-cell office:value-type="string">
            <text:p>Description and format info</text:p>
          </table:table-cell>
          <table:table-cell office:value-type="string">
            <text:p>llama3.1-8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55" office:value-type="float"/>
          <table:table-cell office:value="0.55" office:value-type="float"/>
          <table:table-cell office:value="0.69" office:value-type="float"/>
          <table:table-cell office:value="0.59" office:value-type="float"/>
        </table:table-row>
        <table:table-row>
          <table:table-cell office:value-type="string">
            <text:p>Description info</text:p>
          </table:table-cell>
          <table:table-cell office:value-type="string">
            <text:p>llama3.1-8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21" office:value-type="float"/>
          <table:table-cell office:value="0.21" office:value-type="float"/>
          <table:table-cell office:value="0.21" office:value-type="float"/>
          <table:table-cell office:value="0.21" office:value-type="float"/>
        </table:table-row>
        <table:table-row>
          <table:table-cell office:value-type="string">
            <text:p>Format info</text:p>
          </table:table-cell>
          <table:table-cell office:value-type="string">
            <text:p>llama3.1-8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69" office:value-type="float"/>
          <table:table-cell office:value="0.69" office:value-type="float"/>
          <table:table-cell office:value="0.79" office:value-type="float"/>
          <table:table-cell office:value="0.72" office:value-type="float"/>
        </table:table-row>
        <table:table-row>
          <table:table-cell office:value-type="string">
            <text:p>No info</text:p>
          </table:table-cell>
          <table:table-cell office:value-type="string">
            <text:p>llama3.1-8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07" office:value-type="float"/>
          <table:table-cell office:value="0.07" office:value-type="float"/>
          <table:table-cell office:value="0.07" office:value-type="float"/>
          <table:table-cell office:value="0.07" office:value-type="float"/>
        </table:table-row>
        <table:table-row>
          <table:table-cell office:value-type="string">
            <text:p>Description and format info</text:p>
          </table:table-cell>
          <table:table-cell office:value-type="string">
            <text:p>llama3.1-8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0.79" office:value-type="float"/>
          <table:table-cell office:value="0.79" office:value-type="float"/>
          <table:table-cell office:value="0.99" office:value-type="float"/>
          <table:table-cell office:value="0.82" office:value-type="float"/>
        </table:table-row>
        <table:table-row>
          <table:table-cell office:value-type="string">
            <text:p>Description info</text:p>
          </table:table-cell>
          <table:table-cell office:value-type="string">
            <text:p>llama3.1-8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ormat info</text:p>
          </table:table-cell>
          <table:table-cell office:value-type="string">
            <text:p>llama3.1-8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0.61" office:value-type="float"/>
          <table:table-cell office:value="0.61" office:value-type="float"/>
          <table:table-cell office:value="0.64" office:value-type="float"/>
          <table:table-cell office:value="0.62" office:value-type="float"/>
        </table:table-row>
        <table:table-row>
          <table:table-cell office:value-type="string">
            <text:p>No info</text:p>
          </table:table-cell>
          <table:table-cell office:value-type="string">
            <text:p>llama3.1-8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escription and format info</text:p>
          </table:table-cell>
          <table:table-cell office:value-type="string">
            <text:p>llama3.1-8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0.85" office:value-type="float"/>
          <table:table-cell office:value="0.85" office:value-type="float"/>
          <table:table-cell office:value="0.84" office:value-type="float"/>
          <table:table-cell office:value="0.84" office:value-type="float"/>
        </table:table-row>
        <table:table-row>
          <table:table-cell office:value-type="string">
            <text:p>Description info</text:p>
          </table:table-cell>
          <table:table-cell office:value-type="string">
            <text:p>llama3.1-8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0.21" office:value-type="float"/>
          <table:table-cell office:value="0.21" office:value-type="float"/>
          <table:table-cell office:value="0.24" office:value-type="float"/>
          <table:table-cell office:value="0.22" office:value-type="float"/>
        </table:table-row>
        <table:table-row>
          <table:table-cell office:value-type="string">
            <text:p>Format info</text:p>
          </table:table-cell>
          <table:table-cell office:value-type="string">
            <text:p>llama3.1-8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0.47" office:value-type="float"/>
          <table:table-cell office:value="0.47" office:value-type="float"/>
          <table:table-cell office:value="0.53" office:value-type="float"/>
          <table:table-cell office:value="0.5" office:value-type="float"/>
        </table:table-row>
        <table:table-row>
          <table:table-cell office:value-type="string">
            <text:p>No info</text:p>
          </table:table-cell>
          <table:table-cell office:value-type="string">
            <text:p>llama3.1-8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0.28" office:value-type="float"/>
          <table:table-cell office:value="0.28" office:value-type="float"/>
          <table:table-cell office:value="0.31" office:value-type="float"/>
          <table:table-cell office:value="0.29" office:value-type="float"/>
        </table:table-row>
        <table:table-row>
          <table:table-cell office:value-type="string">
            <text:p>Description and format info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0.86" office:value-type="float"/>
          <table:table-cell office:value="0.86" office:value-type="float"/>
          <table:table-cell office:value="0.6" office:value-type="float"/>
          <table:table-cell office:value="0.6" office:value-type="float"/>
        </table:table-row>
        <table:table-row>
          <table:table-cell office:value-type="string">
            <text:p>Description info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0.28" office:value-type="float"/>
          <table:table-cell office:value="0.28" office:value-type="float"/>
          <table:table-cell office:value="0.03" office:value-type="float"/>
          <table:table-cell office:value="0.05" office:value-type="float"/>
        </table:table-row>
        <table:table-row>
          <table:table-cell office:value-type="string">
            <text:p>Format info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0.9" office:value-type="float"/>
          <table:table-cell office:value="0.9" office:value-type="float"/>
          <table:table-cell office:value="0.29" office:value-type="float"/>
          <table:table-cell office:value="0.37" office:value-type="float"/>
        </table:table-row>
        <table:table-row>
          <table:table-cell office:value-type="string">
            <text:p>No info</text:p>
          </table:table-cell>
          <table:table-cell office:value-type="string">
            <text:p>llama3.1-8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0.58" office:value-type="float"/>
          <table:table-cell office:value="0.58" office:value-type="float"/>
          <table:table-cell office:value="0.33" office:value-type="float"/>
          <table:table-cell office:value="0.37" office:value-type="float"/>
        </table:table-row>
        <table:table-row>
          <table:table-cell office:value-type="string">
            <text:p>Description and format info</text:p>
          </table:table-cell>
          <table:table-cell office:value-type="string">
            <text:p>llama3.1-8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0.96" office:value-type="float"/>
          <table:table-cell office:value="0.96" office:value-type="float"/>
          <table:table-cell office:value="0.95" office:value-type="float"/>
          <table:table-cell office:value="0.94" office:value-type="float"/>
        </table:table-row>
        <table:table-row>
          <table:table-cell office:value-type="string">
            <text:p>Description info</text:p>
          </table:table-cell>
          <table:table-cell office:value-type="string">
            <text:p>llama3.1-8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0.86" office:value-type="float"/>
          <table:table-cell office:value="0.86" office:value-type="float"/>
          <table:table-cell office:value="0.97" office:value-type="float"/>
          <table:table-cell office:value="0.91" office:value-type="float"/>
        </table:table-row>
        <table:table-row>
          <table:table-cell office:value-type="string">
            <text:p>Format info</text:p>
          </table:table-cell>
          <table:table-cell office:value-type="string">
            <text:p>llama3.1-8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0.85" office:value-type="float"/>
          <table:table-cell office:value="0.85" office:value-type="float"/>
          <table:table-cell office:value="0.98" office:value-type="float"/>
          <table:table-cell office:value="0.89" office:value-type="float"/>
        </table:table-row>
        <table:table-row>
          <table:table-cell office:value-type="string">
            <text:p>No info</text:p>
          </table:table-cell>
          <table:table-cell office:value-type="string">
            <text:p>llama3.1-8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0.74" office:value-type="float"/>
          <table:table-cell office:value="0.74" office:value-type="float"/>
          <table:table-cell office:value="0.76" office:value-type="float"/>
          <table:table-cell office:value="0.74" office:value-type="float"/>
        </table:table-row>
        <table:table-row>
          <table:table-cell office:value-type="string">
            <text:p>Description and format info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</text:p>
          </table:table-cell>
          <table:table-cell office:value="0.94" office:value-type="float"/>
          <table:table-cell office:value="0.94" office:value-type="float"/>
          <table:table-cell office:value="0.87" office:value-type="float"/>
          <table:table-cell office:value="0.9" office:value-type="float"/>
        </table:table-row>
        <table:table-row>
          <table:table-cell office:value-type="string">
            <text:p>Description info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</text:p>
          </table:table-cell>
          <table:table-cell office:value="0.19" office:value-type="float"/>
          <table:table-cell office:value="0.19" office:value-type="float"/>
          <table:table-cell office:value="0.23" office:value-type="float"/>
          <table:table-cell office:value="0.21" office:value-type="float"/>
        </table:table-row>
        <table:table-row>
          <table:table-cell office:value-type="string">
            <text:p>Format info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</text:p>
          </table:table-cell>
          <table:table-cell office:value="0.94" office:value-type="float"/>
          <table:table-cell office:value="0.94" office:value-type="float"/>
          <table:table-cell office:value="0.85" office:value-type="float"/>
          <table:table-cell office:value="0.89" office:value-type="float"/>
        </table:table-row>
        <table:table-row>
          <table:table-cell office:value-type="string">
            <text:p>No info</text:p>
          </table:table-cell>
          <table:table-cell office:value-type="string">
            <text:p>llama3.1-8b</text:p>
          </table:table-cell>
          <table:table-cell office:value-type="string">
            <text:p>Nomystery</text:p>
          </table:table-cell>
          <table:table-cell office:value-type="string">
            <text:p>N</text:p>
          </table:table-cell>
          <table:table-cell office:value="0.15" office:value-type="float"/>
          <table:table-cell office:value="0.15" office:value-type="float"/>
          <table:table-cell office:value="0.13" office:value-type="float"/>
          <table:table-cell office:value="0.14" office:value-type="float"/>
        </table:table-row>
        <table:table-row>
          <table:table-cell office:value-type="string">
            <text:p>Description and format info</text:p>
          </table:table-cell>
          <table:table-cell office:value-type="string">
            <text:p>llama3.1-8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0.36" office:value-type="float"/>
          <table:table-cell office:value="0.36" office:value-type="float"/>
          <table:table-cell office:value="0.36" office:value-type="float"/>
          <table:table-cell office:value="0.36" office:value-type="float"/>
        </table:table-row>
        <table:table-row>
          <table:table-cell office:value-type="string">
            <text:p>Description info</text:p>
          </table:table-cell>
          <table:table-cell office:value-type="string">
            <text:p>llama3.1-8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0.3" office:value-type="float"/>
          <table:table-cell office:value="0.3" office:value-type="float"/>
          <table:table-cell office:value="0.31" office:value-type="float"/>
          <table:table-cell office:value="0.3" office:value-type="float"/>
        </table:table-row>
        <table:table-row>
          <table:table-cell office:value-type="string">
            <text:p>Format info</text:p>
          </table:table-cell>
          <table:table-cell office:value-type="string">
            <text:p>llama3.1-8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0.26" office:value-type="float"/>
          <table:table-cell office:value="0.26" office:value-type="float"/>
          <table:table-cell office:value="0.26" office:value-type="float"/>
          <table:table-cell office:value="0.26" office:value-type="float"/>
        </table:table-row>
        <table:table-row>
          <table:table-cell office:value-type="string">
            <text:p>No info</text:p>
          </table:table-cell>
          <table:table-cell office:value-type="string">
            <text:p>llama3.1-8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escription and format info</text:p>
          </table:table-cell>
          <table:table-cell office:value-type="string">
            <text:p>llama3.1-8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58" office:value-type="float"/>
          <table:table-cell office:value="0.58" office:value-type="float"/>
          <table:table-cell office:value="0.59" office:value-type="float"/>
          <table:table-cell office:value="0.58" office:value-type="float"/>
        </table:table-row>
        <table:table-row>
          <table:table-cell office:value-type="string">
            <text:p>Description info</text:p>
          </table:table-cell>
          <table:table-cell office:value-type="string">
            <text:p>llama3.1-8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ormat info</text:p>
          </table:table-cell>
          <table:table-cell office:value-type="string">
            <text:p>llama3.1-8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2" office:value-type="float"/>
          <table:table-cell office:value="0.2" office:value-type="float"/>
          <table:table-cell office:value="0.2" office:value-type="float"/>
          <table:table-cell office:value="0.2" office:value-type="float"/>
        </table:table-row>
        <table:table-row>
          <table:table-cell office:value-type="string">
            <text:p>No info</text:p>
          </table:table-cell>
          <table:table-cell office:value-type="string">
            <text:p>llama3.1-8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escription and format info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76" office:value-type="float"/>
          <table:table-cell office:value="0.76" office:value-type="float"/>
          <table:table-cell office:value="0.57" office:value-type="float"/>
          <table:table-cell office:value="0.65" office:value-type="float"/>
        </table:table-row>
        <table:table-row>
          <table:table-cell office:value-type="string">
            <text:p>Description info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ormat info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67" office:value-type="float"/>
          <table:table-cell office:value="0.67" office:value-type="float"/>
          <table:table-cell office:value="0.58" office:value-type="float"/>
          <table:table-cell office:value="0.62" office:value-type="float"/>
        </table:table-row>
        <table:table-row>
          <table:table-cell office:value-type="string">
            <text:p>No info</text:p>
          </table:table-cell>
          <table:table-cell office:value-type="string">
            <text:p>llama3.1-8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01" office:value-type="float"/>
          <table:table-cell office:value="0.01" office:value-type="float"/>
          <table:table-cell office:value="0.01" office:value-type="float"/>
          <table:table-cell office:value="0.01" office:value-type="float"/>
        </table:table-row>
        <table:table-row>
          <table:table-cell office:value-type="string">
            <text:p>Description and format info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77" office:value-type="float"/>
          <table:table-cell office:value="0.77" office:value-type="float"/>
          <table:table-cell office:value="0.68" office:value-type="float"/>
          <table:table-cell office:value="0.72" office:value-type="float"/>
        </table:table-row>
        <table:table-row>
          <table:table-cell office:value-type="string">
            <text:p>Description info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15" office:value-type="float"/>
          <table:table-cell office:value="0.15" office:value-type="float"/>
          <table:table-cell office:value="0.11" office:value-type="float"/>
          <table:table-cell office:value="0.12" office:value-type="float"/>
        </table:table-row>
        <table:table-row>
          <table:table-cell office:value-type="string">
            <text:p>Format info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85" office:value-type="float"/>
          <table:table-cell office:value="0.85" office:value-type="float"/>
          <table:table-cell office:value="0.73" office:value-type="float"/>
          <table:table-cell office:value="0.78" office:value-type="float"/>
        </table:table-row>
        <table:table-row>
          <table:table-cell office:value-type="string">
            <text:p>No info</text:p>
          </table:table-cell>
          <table:table-cell office:value-type="string">
            <text:p>llama3.1-8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11" office:value-type="float"/>
          <table:table-cell office:value="0.11" office:value-type="float"/>
          <table:table-cell office:value="0.08" office:value-type="float"/>
          <table:table-cell office:value="0.09" office:value-type="float"/>
        </table:table-row>
        <table:table-row>
          <table:table-cell office:value-type="string">
            <text:p>Description and format info</text:p>
          </table:table-cell>
          <table:table-cell office:value-type="string">
            <text:p>llama3.1-8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7" office:value-type="float"/>
          <table:table-cell office:value="0.7" office:value-type="float"/>
          <table:table-cell office:value="0.71" office:value-type="float"/>
          <table:table-cell office:value="0.7" office:value-type="float"/>
        </table:table-row>
        <table:table-row>
          <table:table-cell office:value-type="string">
            <text:p>Description info</text:p>
          </table:table-cell>
          <table:table-cell office:value-type="string">
            <text:p>llama3.1-8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ormat info</text:p>
          </table:table-cell>
          <table:table-cell office:value-type="string">
            <text:p>llama3.1-8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75" office:value-type="float"/>
          <table:table-cell office:value="0.75" office:value-type="float"/>
          <table:table-cell office:value="0.8" office:value-type="float"/>
          <table:table-cell office:value="0.77" office:value-type="float"/>
        </table:table-row>
        <table:table-row>
          <table:table-cell office:value-type="string">
            <text:p>No info</text:p>
          </table:table-cell>
          <table:table-cell office:value-type="string">
            <text:p>llama3.1-8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escription and format info</text:p>
          </table:table-cell>
          <table:table-cell office:value-type="string">
            <text:p>llama3.1-8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88" office:value-type="float"/>
          <table:table-cell office:value="0.88" office:value-type="float"/>
          <table:table-cell office:value="0.91" office:value-type="float"/>
          <table:table-cell office:value="0.89" office:value-type="float"/>
        </table:table-row>
        <table:table-row>
          <table:table-cell office:value-type="string">
            <text:p>Description info</text:p>
          </table:table-cell>
          <table:table-cell office:value-type="string">
            <text:p>llama3.1-8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55" office:value-type="float"/>
          <table:table-cell office:value="0.55" office:value-type="float"/>
          <table:table-cell office:value="0.51" office:value-type="float"/>
          <table:table-cell office:value="0.52" office:value-type="float"/>
        </table:table-row>
        <table:table-row>
          <table:table-cell office:value-type="string">
            <text:p>Format info</text:p>
          </table:table-cell>
          <table:table-cell office:value-type="string">
            <text:p>llama3.1-8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76" office:value-type="float"/>
          <table:table-cell office:value="0.76" office:value-type="float"/>
          <table:table-cell office:value="0.87" office:value-type="float"/>
          <table:table-cell office:value="0.8" office:value-type="float"/>
        </table:table-row>
        <table:table-row>
          <table:table-cell office:value-type="string">
            <text:p>No info</text:p>
          </table:table-cell>
          <table:table-cell office:value-type="string">
            <text:p>llama3.1-8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36" office:value-type="float"/>
          <table:table-cell office:value="0.36" office:value-type="float"/>
          <table:table-cell office:value="0.36" office:value-type="float"/>
          <table:table-cell office:value="0.36" office:value-type="float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5-01-02T13:35:12.063771</meta:creation-date>
    <dc:date>2025-01-02T13:35:12.132495</dc:date>
    <meta:generator>http://pypi.python.org/pypi/ezodf/0.1.0$Python3.10.16 (main, Dec 11 2024, 16:24:50) [GCC 11.2.0]</meta:generator>
    <meta:document-statistic/>
    <meta:editing-cycles>1</meta:editing-cycles>
  </office:meta>
</office:document-meta>
</file>